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1C0000008CE43447C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rmat NecroDancer uses for modded weapon shape sprites is…</text:p>
      <text:p text:style-name="P1"><draw:frame draw:style-name="fr1" draw:name="graphics1" text:anchor-type="paragraph" svg:width="0.988cm" svg:height="4.937cm" draw:z-index="0"><draw:image xlink:href="Pictures/100002010000001C0000008CE43447CD.png" xlink:type="simple" xlink:show="embed" xlink:actuate="onLoad"/></draw:frame>...a bit complicated.</text:p>
      <text:p text:style-name="P1"/>
      <text:p text:style-name="P1">I'm going to explain how to create weapon sprites in the format the game uses, with the help of a program I made. This will allow your weapons to work with literally all modded weapon materials. Note that I'll mainly be covering how to get sprites working, and only briefly mentioning the code-side of things.</text:p>
      <text:p text:style-name="P1"/>
      <text:p text:style-name="P1"/>
      <text:p text:style-name="P1">You will need:</text:p>
      <text:p text:style-name="P1"/>
      <text:p text:style-name="P1">An image editor that works good for pixel art (GIMP, Aseprite, etc)</text:p>
      <text:p text:style-name="P1"/>
      <text:p text:style-name="P1">NecroWeaponTemplateHelper (get it here: <text:a xlink:type="simple" xlink:href="https://github.com/doublestar621/NecroWeaponTemplateHelper" text:style-name="Internet_20_link" text:visited-style-name="Visited_20_Internet_20_Link">https://github.com/doublestar621/NecroWeaponTemplateHelper</text:a> )</text:p>
      <text:p text:style-name="P1">(its very likely you've already got this program on hand, since i'm distributing this readme with the program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dc:date>2022-10-21T19:27:10</dc:date>
    <meta:editing-duration>PT42M34S</meta:editing-duration>
    <meta:editing-cycles>5</meta:editing-cycles>
    <meta:document-statistic meta:table-count="0" meta:image-count="1" meta:object-count="0" meta:page-count="1" meta:paragraph-count="7" meta:word-count="107" meta:character-count="684"/>
  </office:meta>
</office:document-meta>
</file>